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94ba"/>
    </style:style>
    <style:style style:name="P2" style:family="paragraph" style:parent-style-name="Standard">
      <style:text-properties officeooo:rsid="002092ef" officeooo:paragraph-rsid="002092ef"/>
    </style:style>
    <style:style style:name="P3" style:family="paragraph" style:parent-style-name="Standard">
      <style:text-properties officeooo:rsid="00217e1a" officeooo:paragraph-rsid="00217e1a"/>
    </style:style>
    <style:style style:name="P4" style:family="paragraph" style:parent-style-name="Standard">
      <style:text-properties fo:font-weight="bold" officeooo:rsid="00217e1a" officeooo:paragraph-rsid="00217e1a" style:font-weight-asian="bold" style:font-weight-complex="bold"/>
    </style:style>
    <style:style style:name="P5" style:family="paragraph" style:parent-style-name="Standard">
      <style:text-properties fo:font-weight="bold" officeooo:rsid="002092ef" officeooo:paragraph-rsid="002092e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1f94ba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f94ba" officeooo:paragraph-rsid="001f94ba"/>
    </style:style>
    <style:style style:name="P8" style:family="paragraph" style:parent-style-name="Standard">
      <style:text-properties officeooo:rsid="002092ef" officeooo:paragraph-rsid="002092ef"/>
    </style:style>
    <style:style style:name="P9" style:family="paragraph" style:parent-style-name="Standard">
      <style:text-properties officeooo:rsid="002092ef" officeooo:paragraph-rsid="0022ee8e"/>
    </style:style>
    <style:style style:name="P10" style:family="paragraph" style:parent-style-name="Standard">
      <style:text-properties officeooo:rsid="0022ee8e" officeooo:paragraph-rsid="0022ee8e"/>
    </style:style>
    <style:style style:name="T1" style:family="text">
      <style:text-properties officeooo:rsid="001f94ba"/>
    </style:style>
    <style:style style:name="T2" style:family="text">
      <style:text-properties officeooo:rsid="0022ee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1">Extern variable:-</text:span></text:p>
      <text:p text:style-name="P7">If the existence of a global variable in one file is declared using the extern keyword in another file, the data is available for use by the second file.</text:p>
      <text:p text:style-name="P1"/>
      <text:p text:style-name="P2">If any varia<text:span text:style-name="T1">b</text:span>le is from another file then we have to declare it <text:s/>as a <text:tab/>EXTERN in our file.</text:p>
      <text:p text:style-name="P2"/>
      <text:p text:style-name="P4">EXTERN INT A;</text:p>
      <text:p text:style-name="P3">we are informing to the complier that it is exist somewhere else.</text:p>
      <text:p text:style-name="P3"/>
      <text:p text:style-name="P4">Refer : externGlo1.cpp and externGlo2.cpp </text:p>
      <text:p text:style-name="P2"/>
      <text:p text:style-name="P2">Consider one ex:</text:p>
      <text:p text:style-name="P2"><text:tab/>Ghar ani TV (same scope) , aplyla jar TV <text:span text:style-name="T1">b</text:span>aghychi asel (khidkitun) tr te aplysathi external varia<text:span text:style-name="T1">b</text:span>le asat so tyla EXTERN declare karych</text:p>
      <text:p text:style-name="P2"/>
      <text:p text:style-name="P5">STATIC AND EXTERN:</text:p>
      <text:p text:style-name="P2"><text:tab/>Static never <text:span text:style-name="T1">b</text:span>e a extern and vice versa </text:p>
      <text:p text:style-name="P9"><text:span text:style-name="T2">You may wonder why a global variable isn’t used as static. The</text:span></text:p>
      <text:p text:style-name="P10">beauty of a static variable is that it is unavailable outside the scope</text:p>
      <text:p text:style-name="P10">of the function, so it can’t be inadvertently changed. This localizes</text:p>
      <text:p text:style-name="P10">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43:24.375825679</meta:creation-date>
    <dc:date>2019-12-08T13:51:28.235898232</dc:date>
    <meta:editing-duration>PT9M4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4" meta:word-count="144" meta:character-count="801" meta:non-whitespace-character-count="664"/>
  </office:meta>
</office:document-meta>
</file>